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6/content.xml" manifest:media-type="text/xml"/>
  <manifest:file-entry manifest:full-path="Object 8/content.xml" manifest:media-type="text/xml"/>
  <manifest:file-entry manifest:full-path="Object 5/content.xml" manifest:media-type="text/xml"/>
  <manifest:file-entry manifest:full-path="Object 7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styles.xml" manifest:media-type="text/xml"/>
  <manifest:file-entry manifest:full-path="settings.xml" manifest:media-type="text/xml"/>
  <manifest:file-entry manifest:full-path="Object 2/content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-complex="Times New Roman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6" style:parent-style-name="Заголовок2" style:family="paragraph">
      <style:paragraph-properties fo:text-align="center"/>
    </style:style>
    <style:style style:name="T17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18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 style:text-underline-type="single" style:text-underline-style="solid" style:text-underline-width="auto" style:text-underline-mode="continuous"/>
    </style:style>
    <style:style style:name="T19" style:parent-style-name="Основнойшрифтабзаца" style:family="text">
      <style:text-properties fo:font-weight="normal" style:font-weight-asian="normal" style:font-weight-complex="normal" fo:font-style="italic" style:font-style-asian="italic" style:font-style-complex="italic" fo:font-size="14pt" style:font-size-asian="14pt" style:font-size-complex="14pt"/>
    </style:style>
    <style:style style:name="T20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P21" style:parent-style-name="Textbody" style:family="paragraph">
      <style:paragraph-properties fo:text-align="center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3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4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5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6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7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39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40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41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2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3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46" style:parent-style-name="Standard" style:family="paragraph">
      <style:paragraph-properties fo:text-align="center"/>
    </style:style>
    <style:style style:name="P47" style:parent-style-name="Обычный" style:family="paragraph">
      <style:paragraph-properties fo:text-align="center"/>
    </style:style>
    <style:style style:name="P48" style:parent-style-name="Обычный" style:family="paragraph">
      <style:paragraph-properties fo:text-align="center"/>
    </style:style>
    <style:style style:name="P49" style:parent-style-name="Обычный" style:family="paragraph">
      <style:text-properties style:font-name-asian="Times New Roman" fo:font-style="italic" style:font-style-asian="italic" fo:font-size="14pt" style:font-size-asian="14pt" style:font-size-complex="14pt"/>
    </style:style>
    <style:style style:name="P50" style:parent-style-name="Обычный" style:family="paragraph">
      <style:paragraph-properties fo:text-align="center"/>
    </style:style>
    <style:style style:name="P51" style:parent-style-name="Обычный" style:family="paragraph">
      <style:text-properties style:font-name-asian="Times New Roman" fo:font-style="italic" style:font-style-asian="italic" fo:font-size="14pt" style:font-size-asian="14pt" style:font-size-complex="14pt"/>
    </style:style>
    <style:style style:name="P52" style:parent-style-name="Обычный" style:family="paragraph">
      <style:paragraph-properties fo:text-align="center"/>
    </style:style>
    <style:style style:name="P53" style:parent-style-name="Обычный" style:family="paragraph">
      <style:text-properties style:font-name-asian="Times New Roman" fo:font-style="italic" style:font-style-asian="italic" fo:font-size="14pt" style:font-size-asian="14pt" style:font-size-complex="14pt"/>
    </style:style>
    <style:style style:name="P54" style:parent-style-name="Обычный" style:family="paragraph">
      <style:paragraph-properties fo:text-align="center"/>
    </style:style>
    <style:style style:name="P55" style:parent-style-name="Обычный" style:family="paragraph">
      <style:paragraph-properties fo:text-align="center"/>
    </style:style>
    <style:style style:name="P56" style:parent-style-name="Обычный" style:family="paragraph">
      <style:paragraph-properties fo:text-align="center" fo:margin-top="0.1666in"/>
    </style:style>
    <style:style style:name="P57" style:parent-style-name="Абзацсписка" style:family="paragraph">
      <style:paragraph-properties fo:margin-top="0.1666in" fo:line-height="105%"/>
      <style:text-properties fo:hyphenate="true"/>
    </style:style>
    <style:style style:name="T58" style:parent-style-name="Гиперссылка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style:font-size-complex="14pt" fo:language="en" fo:country="US"/>
    </style:style>
    <style:style style:name="T59" style:parent-style-name="Гиперссылка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style:font-size-complex="14pt" fo:language="en" fo:country="US"/>
    </style:style>
    <style:style style:name="T60" style:parent-style-name="Гиперссылка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style:font-size-complex="14pt" fo:language="en" fo:country="US"/>
    </style:style>
    <style:style style:name="P61" style:parent-style-name="Абзацсписка" style:family="paragraph">
      <style:paragraph-properties fo:margin-top="0.1666in" fo:line-height="105%"/>
      <style:text-properties fo:hyphenate="true"/>
    </style:style>
    <style:style style:name="T62" style:parent-style-name="Гиперссылка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style:font-size-complex="14pt"/>
    </style:style>
    <style:style style:name="T63" style:parent-style-name="Гиперссылка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style:font-size-complex="14pt"/>
    </style:style>
    <style:style style:name="T64" style:parent-style-name="Гиперссылка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style:font-size-complex="14pt"/>
    </style:style>
    <style:style style:name="P66" style:parent-style-name="Абзацсписка" style:family="paragraph">
      <style:paragraph-properties fo:margin-top="0.1666in" fo:line-height="105%"/>
      <style:text-properties fo:hyphenate="true"/>
    </style:style>
    <style:style style:name="T67" style:parent-style-name="Гиперссылка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style:font-size-complex="14pt"/>
    </style:style>
    <style:style style:name="T68" style:parent-style-name="Гиперссылка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style:font-size-complex="14pt"/>
    </style:style>
    <style:style style:name="T69" style:parent-style-name="Гиперссылка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style:font-size-complex="14pt"/>
    </style:style>
    <style:style style:name="T70" style:parent-style-name="Гиперссылка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style:font-size-complex="14pt" fo:language="en" fo:country="US"/>
    </style:style>
    <style:style style:name="P71" style:parent-style-name="Standard" style:family="paragraph">
      <style:paragraph-properties fo:text-align="center"/>
      <style:text-properties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T7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79" style:parent-style-name="Абзацсписка" style:family="paragraph">
      <style:paragraph-properties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82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style:font-name="Calibri" fo:font-size="11pt" style:font-size-asian="11pt" style:font-size-complex="11pt"/>
    </style:style>
    <style:style style:name="T85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86" style:parent-style-name="Обычный" style:family="paragraph">
      <style:text-properties style:font-name="Calibri" fo:font-size="11pt" style:font-size-asian="11pt" style:font-size-complex="11pt"/>
    </style:style>
    <style:style style:name="T8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8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9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92" style:parent-style-name="Абзацсписка" style:family="paragraph">
      <style:paragraph-properties fo:margin-left="0in">
        <style:tab-stops/>
      </style:paragraph-properties>
    </style:style>
    <style:style style:name="T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9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0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3" style:parent-style-name="Абзацсписка" style:family="paragraph">
      <style:paragraph-properties fo:margin-left="0in">
        <style:tab-stops/>
      </style:paragraph-properties>
      <style:text-properties style:font-name="Times New Roman" fo:font-size="14pt" style:font-size-asian="14pt" style:font-size-complex="14pt"/>
    </style:style>
    <style:style style:name="P104" style:parent-style-name="Обычный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5" style:parent-style-name="Абзацсписка" style:family="paragraph">
      <style:paragraph-properties fo:margin-left="0in">
        <style:tab-stops/>
      </style:paragraph-properties>
    </style:style>
    <style:style style:name="T1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0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0" style:parent-style-name="Обычный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11" style:parent-style-name="Абзацсписка" style:family="paragraph">
      <style:paragraph-properties fo:margin-left="0in">
        <style:tab-stops/>
      </style:paragraph-properties>
    </style:style>
    <style:style style:name="T1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6" style:parent-style-name="Обычный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17" style:parent-style-name="Абзацсписка" style:family="paragraph">
      <style:paragraph-properties fo:margin-left="0in">
        <style:tab-stops/>
      </style:paragraph-properties>
      <style:text-properties style:font-name="Times New Roman" fo:font-size="14pt" style:font-size-asian="14pt" style:font-size-complex="14pt"/>
    </style:style>
    <style:style style:name="P118" style:parent-style-name="Обычный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19" style:parent-style-name="Абзацсписка" style:family="paragraph">
      <style:paragraph-properties fo:margin-left="0in">
        <style:tab-stops/>
      </style:paragraph-properties>
    </style:style>
    <style:style style:name="T1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22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6" style:parent-style-name="Обычный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27" style:parent-style-name="Абзацсписка" style:family="paragraph">
      <style:paragraph-properties fo:margin-left="0in">
        <style:tab-stops/>
      </style:paragraph-properties>
    </style:style>
    <style:style style:name="T1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1" style:parent-style-name="Обычный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32" style:parent-style-name="Абзацсписка" style:family="paragraph">
      <style:paragraph-properties fo:margin-left="0in">
        <style:tab-stops/>
      </style:paragraph-properties>
      <style:text-properties style:font-name="Times New Roman" fo:font-size="14pt" style:font-size-asian="14pt" style:font-size-complex="14pt"/>
    </style:style>
    <style:style style:name="P133" style:parent-style-name="Обычный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34" style:parent-style-name="Абзацсписка" style:family="paragraph">
      <style:paragraph-properties fo:margin-left="0in">
        <style:tab-stops/>
      </style:paragraph-properties>
      <style:text-properties style:font-name="Times New Roman" fo:font-size="14pt" style:font-size-asian="14pt" style:font-size-complex="14pt"/>
    </style:style>
    <style:style style:name="P135" style:parent-style-name="Обычный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36" style:parent-style-name="Абзацсписка" style:family="paragraph">
      <style:paragraph-properties fo:margin-left="0in">
        <style:tab-stops/>
      </style:paragraph-properties>
    </style:style>
    <style:style style:name="T1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asian="Arial Unicode MS" style:font-name-complex="Mangal" style:letter-kerning="true" fo:font-size="14pt" style:font-size-asian="14pt" style:font-size-complex="14pt" style:language-asian="zh" style:country-asian="CN" style:language-complex="hi" style:country-complex="IN"/>
    </style:style>
    <style:style style:name="T143" style:parent-style-name="Основнойшрифтабзаца" style:family="text">
      <style:text-properties style:font-name="Times New Roman" style:font-name-asian="Arial Unicode MS" style:font-name-complex="Mangal" style:letter-kerning="true" fo:font-size="14pt" style:font-size-asian="14pt" style:font-size-complex="14pt" style:language-asian="zh" style:country-asian="CN" style:language-complex="hi" style:country-complex="IN"/>
    </style:style>
    <style:style style:name="P144" style:parent-style-name="Обычный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45" style:parent-style-name="Обычный" style:family="paragraph">
      <style:text-properties fo:font-size="14pt" style:font-size-asian="14pt" style:font-size-complex="14pt"/>
    </style:style>
    <style:style style:name="P146" style:parent-style-name="Обычный" style:family="paragraph">
      <style:text-properties fo:font-size="14pt" style:font-size-asian="14pt" style:font-size-complex="14pt"/>
    </style:style>
    <style:style style:name="P147" style:parent-style-name="Обычный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48" style:parent-style-name="Абзацсписка" style:family="paragraph">
      <style:paragraph-properties fo:margin-left="0in" fo:text-indent="0.4923in">
        <style:tab-stops/>
      </style:paragraph-properties>
      <style:text-properties style:font-name="Times New Roman" fo:font-size="14pt" style:font-size-asian="14pt" style:font-size-complex="14pt"/>
    </style:style>
    <style:style style:name="P149" style:parent-style-name="Абзацсписка" style:family="paragraph">
      <style:paragraph-properties fo:margin-left="0in" fo:text-indent="0.4923in">
        <style:tab-stops/>
      </style:paragraph-properties>
      <style:text-properties style:font-name="Times New Roman" fo:font-size="14pt" style:font-size-asian="14pt" style:font-size-complex="14pt"/>
    </style:style>
    <style:style style:name="P150" style:parent-style-name="Абзацсписка" style:family="paragraph">
      <style:paragraph-properties fo:margin-left="0in" fo:text-indent="0.4923in">
        <style:tab-stops/>
      </style:paragraph-properties>
      <style:text-properties style:font-name="Times New Roman" fo:font-size="14pt" style:font-size-asian="14pt" style:font-size-complex="14pt"/>
    </style:style>
    <style:style style:name="P151" style:parent-style-name="Обычный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52" style:parent-style-name="Абзацсписка" style:family="paragraph">
      <style:paragraph-properties fo:margin-left="0in">
        <style:tab-stops/>
      </style:paragraph-properties>
    </style:style>
    <style:style style:name="T1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7" style:parent-style-name="Обычный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58" style:parent-style-name="Абзацсписка" style:family="paragraph">
      <style:paragraph-properties fo:margin-left="0in">
        <style:tab-stops/>
      </style:paragraph-properties>
    </style:style>
    <style:style style:name="T1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3" style:parent-style-name="Обычный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64" style:parent-style-name="Абзацсписка" style:family="paragraph">
      <style:paragraph-properties fo:margin-left="0in">
        <style:tab-stops/>
      </style:paragraph-properties>
    </style:style>
    <style:style style:name="T1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9" style:parent-style-name="Обычный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70" style:parent-style-name="Абзацсписка" style:family="paragraph">
      <style:paragraph-properties fo:margin-left="0in">
        <style:tab-stops/>
      </style:paragraph-properties>
    </style:style>
    <style:style style:name="T1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73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74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6" style:parent-style-name="Обычный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77" style:parent-style-name="Абзацсписка" style:family="paragraph">
      <style:paragraph-properties fo:margin-left="0in">
        <style:tab-stops/>
      </style:paragraph-properties>
    </style:style>
    <style:style style:name="T1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Министерство образования Нижегородской области</text:p>
      <text:p text:style-name="P2">Государственное бюджетное профессиональное образовательное учреждение</text:p>
      <text:p text:style-name="P3">«Нижегородский радиотехнический колледж»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Дисциплина ОП 05.<text:s/>Информационные технологии</text:p>
      <text:p text:style-name="P12"/>
      <text:p text:style-name="P13"/>
      <text:p text:style-name="P14">ОТЧЁТ</text:p>
      <text:p text:style-name="P15">по лабораторной работе № 2.</text:p>
      <text:h text:style-name="P16" text:outline-level="2"><text:span text:style-name="T17">Тема «</text:span><text:span text:style-name="T18">Изучение возможностей встроенного редактора формул</text:span><text:span text:style-name="T19">.</text:span><text:span text:style-name="T20">»</text:span></text:h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Выполнил:<text:tab/>Проверил:</text:p>
      <text:p text:style-name="P34">обучающийся группы 2ИСиП-19-1</text:p>
      <text:p text:style-name="P35">Мамонов Антон<text:tab/>Преподаватель</text:p>
      <text:p text:style-name="P36"><text:tab/>Корчагина Н.В.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Нижний Новгород</text:p>
      <text:p text:style-name="P45">2020<text:s/>г.</text:p>
      <text:p text:style-name="P46"><text:bookmark-start text:name="_top"/><text:bookmark-end text:name="_top"/><draw:frame draw:style-name="a0" text:anchor-type="as-char" svg:x="0in" svg:y="0in" svg:width="2.45in" svg:height="0.39167in" style:rel-width="scale" style:rel-height="scale"><draw:object xlink:href="Object 1/" xlink:type="simple" xlink:show="embed" xlink:actuate="onLoad"/></draw:frame></text:p>
      <text:p text:style-name="P47"><draw:frame draw:style-name="a1" text:anchor-type="as-char" svg:x="0in" svg:y="0in" svg:width="1.98333in" svg:height="0.425in" style:rel-width="scale" style:rel-height="scale"><draw:object xlink:href="Object 2/" xlink:type="simple" xlink:show="embed" xlink:actuate="onLoad"/></draw:frame></text:p>
      <text:p text:style-name="P48"><draw:frame draw:style-name="a2" text:anchor-type="as-char" svg:x="0in" svg:y="0in" svg:width="2.08333in" svg:height="0.39167in" style:rel-width="scale" style:rel-height="scale"><draw:object xlink:href="Object 3/" xlink:type="simple" xlink:show="embed" xlink:actuate="onLoad"/></draw:frame></text:p>
      <text:p text:style-name="P49"/>
      <text:p text:style-name="P50"><draw:frame draw:style-name="a3" text:anchor-type="as-char" svg:x="0in" svg:y="0in" svg:width="1.55833in" svg:height="0.74167in" style:rel-width="scale" style:rel-height="scale"><draw:object xlink:href="Object 4/" xlink:type="simple" xlink:show="embed" xlink:actuate="onLoad"/></draw:frame><text:bookmark-start text:name="Матрица"/></text:p>
      <text:p text:style-name="P51"/>
      <text:p text:style-name="P52"><text:bookmark-end text:name="Матрица"/><draw:frame draw:style-name="a4" text:anchor-type="as-char" svg:x="0in" svg:y="0in" svg:width="1.60833in" svg:height="0.76667in" style:rel-width="scale" style:rel-height="scale"><draw:object xlink:href="Object 5/" xlink:type="simple" xlink:show="embed" xlink:actuate="onLoad"/></draw:frame><text:bookmark-start text:name="Матрица_1"/></text:p>
      <text:p text:style-name="P53"/>
      <text:p text:style-name="P54"><text:bookmark-end text:name="Матрица_1"/><draw:frame draw:style-name="a5" text:anchor-type="as-char" svg:x="0in" svg:y="0in" svg:width="1.46667in" svg:height="0.74167in" style:rel-width="scale" style:rel-height="scale"><draw:object xlink:href="Object 6/" xlink:type="simple" xlink:show="embed" xlink:actuate="onLoad"/></draw:frame><text:bookmark-start text:name="Матрица_2"/></text:p>
      <text:p text:style-name="P55"><text:bookmark-end text:name="Матрица_2"/><draw:frame draw:style-name="a6" text:anchor-type="as-char" svg:x="0in" svg:y="0in" svg:width="3.68333in" svg:height="0.43333in" style:rel-width="scale" style:rel-height="scale"><draw:object xlink:href="Object 7/" xlink:type="simple" xlink:show="embed" xlink:actuate="onLoad"/></draw:frame></text:p>
      <text:p text:style-name="P56"><draw:frame draw:style-name="a7" text:anchor-type="as-char" svg:x="0in" svg:y="0in" svg:width="4.08333in" svg:height="0.39167in" style:rel-width="scale" style:rel-height="scale"><draw:object xlink:href="Object 8/" xlink:type="simple" xlink:show="embed" xlink:actuate="onLoad"/></draw:frame></text:p>
      <text:list text:style-name="LFO2" text:continue-numbering="true">
        <text:list-item>
          <text:p text:style-name="P57"><text:bookmark-start text:name="_Hlt51610574"/><text:bookmark-start text:name="_Hlt51610575"/><text:a xlink:href="#Матрица" office:target-frame-name="_top" xlink:show="replace"><text:span text:style-name="T58">Первая ма</text:span><text:bookmark-start text:name="_Hlt51610644"/><text:bookmark-start text:name="_Hlt51610691"/><text:span text:style-name="T59">т</text:span><text:bookmark-end text:name="_Hlt51610644"/><text:bookmark-end text:name="_Hlt51610691"/><text:span text:style-name="T60">рица</text:span></text:a><text:bookmark-end text:name="_Hlt51610574"/><text:bookmark-end text:name="_Hlt51610575"/></text:p>
        </text:list-item>
        <text:list-item>
          <text:p text:style-name="P61"><text:a xlink:href="#Матрица_1" office:target-frame-name="_top" xlink:show="replace"><text:span text:style-name="T62">Вторая мат</text:span><text:bookmark-start text:name="_Hlt51610642"/><text:span text:style-name="T63">р</text:span><text:bookmark-end text:name="_Hlt51610642"/><text:span text:style-name="T64">ица</text:span></text:a><text:span text:style-name="T65"><text:s/></text:span></text:p>
        </text:list-item>
        <text:list-item>
          <text:p text:style-name="P66"><text:a xlink:href="#Матрица_2" office:target-frame-name="_top" xlink:show="replace"><text:span text:style-name="T67">Матри</text:span><text:bookmark-start text:name="_Hlt51610656"/><text:span text:style-name="T68">ц</text:span><text:bookmark-end text:name="_Hlt51610656"/><text:span text:style-name="T69">а<text:s/></text:span><text:span text:style-name="T70">E</text:span></text:a></text:p>
        </text:list-item>
      </text:list>
      <text:p text:style-name="P71">Контрольные вопросы.</text:p>
      <text:p text:style-name="Обычный"><text:span text:style-name="T72">1.Как открыть редактор формул<text:s/></text:span><text:span text:style-name="T73">OpenOffice</text:span><text:span text:style-name="T74">.</text:span><text:span text:style-name="T75">org</text:span><text:span text:style-name="T76"><text:s/></text:span><text:span text:style-name="T77">Math</text:span><text:span text:style-name="T78">?</text:span></text:p>
      <text:p text:style-name="P79">Редактор можно открыть:</text:p>
      <text:p text:style-name="Обычный"><text:span text:style-name="T80"><text:s/>Либо<text:s/></text:span><text:span text:style-name="T81">двойным щелчком<text:s/></text:span><text:span text:style-name="T82">по значку на рабочем столе</text:span><text:span text:style-name="T83">, либо</text:span><text:span text:style-name="T84"><text:s/></text:span><text:span text:style-name="T85">через панель быстрого доступа.</text:span></text:p>
      <text:p text:style-name="P86"/>
      <text:p text:style-name="Обычный"><text:span text:style-name="T87">2.Как открыть окно редактора формул в других приложениях<text:s/></text:span><text:span text:style-name="T88">OpenOffice</text:span><text:span text:style-name="T89">.</text:span><text:span text:style-name="T90">org</text:span><text:span text:style-name="T91">?</text:span></text:p>
      <text:p text:style-name="P92"><text:span text:style-name="T93">В других приложениях OpenOffice.</text:span><text:span text:style-name="T94">org</text:span><text:span text:style-name="T95"><text:s/>окно редактора формул можно открыть из<text:s/></text:span><text:span text:style-name="T96">Главного меню Вставка &gt; Объект &gt; Формула</text:span><text:span text:style-name="T97">.</text:span></text:p>
      <text:p text:style-name="Обычный"><text:span text:style-name="T98">3.Как выйти из окна редактора формул в других приложениях<text:s/></text:span><text:span text:style-name="T99">OpenOffice</text:span><text:span text:style-name="T100">.</text:span><text:span text:style-name="T101">org</text:span><text:span text:style-name="T102">?</text:span></text:p>
      <text:p text:style-name="P103">Нужно нажать в области документа, чтобы выйти из редактора формул, а чтобы снова редактировать формулу по ней нужно нажать дважды.</text:p>
      <text:p text:style-name="P104">4.Где собраны шаблоны для набора формул?</text:p>
      <text:p text:style-name="P105"><text:span text:style-name="T106">При открыт</text:span><text:span text:style-name="T107">ии редактора формул открывается внешняя панель<text:s/></text:span><text:span text:style-name="T108">«Элементы формулы»</text:span><text:span text:style-name="T109"><text:s/>со всеми шаблонами.</text:span></text:p>
      <text:p text:style-name="P110">5.Где собраны шаблоны для набора греческих букв?</text:p>
      <text:p text:style-name="P111"><text:span text:style-name="T112">Кнопка<text:s/></text:span><text:span text:style-name="T113">«Символы»</text:span><text:span text:style-name="T114"><text:s/>на панели инструментов открывает панель символов, которая содержит набор греческих и специальных символо</text:span><text:span text:style-name="T115">в.</text:span></text:p>
      <text:p text:style-name="P116">6.В какой категории панели Элементы формулы находятся шаблоны «Умножение(Точка)» и «деление(дробь)»?</text:p>
      <text:p text:style-name="P117">Унарные / бинарные операторы.</text:p>
      <text:p text:style-name="P118">7.В какой категории панели Элементы формулы находятся шаблоны вектора и матрицы?</text:p>
      <text:p text:style-name="P119"><text:span text:style-name="T120">Шаблон вектора находится в категории<text:s/></text:span><text:span text:style-name="T121">«</text:span><text:span text:style-name="T122">Атрибуты»,</text:span><text:span text:style-name="T123"><text:s/>а шаблон матрицы находится в категории<text:s/></text:span><text:span text:style-name="T124">«Форматы»</text:span><text:span text:style-name="T125">.</text:span></text:p>
      <text:p text:style-name="P126">8.В какой категории панели Элементы формулы находятся шаблоны для набора верхнего и нижнего индексов?</text:p>
      <text:p text:style-name="P127"><text:span text:style-name="T128">В категории<text:s/></text:span><text:span text:style-name="T129">«Форматы»</text:span><text:span text:style-name="T130">.</text:span></text:p>
      <text:p text:style-name="P131">9.В какую панель можно добавить новый символ?</text:p>
      <text:p text:style-name="P132">Новый символ можно<text:s/>добавить в набор специальных символов.</text:p>
      <text:p text:style-name="P133">10.Как в формулу можно вставить пробел?</text:p>
      <text:p text:style-name="P134">При помощи символа ~.</text:p>
      <text:p text:style-name="P135">11.Как продолжить набор следующей формулы на новой строке?</text:p>
      <text:p text:style-name="P136"><text:span text:style-name="T137">В категории «</text:span><text:span text:style-name="T138">форматы»</text:span><text:span text:style-name="T139"><text:s/>нажать на кнопку<text:s/></text:span><text:span text:style-name="T140">«создать новую строку»</text:span><text:span text:style-name="T141"><text:s/>(синяя стрелка)<text:s/></text:span><text:span text:style-name="T142"><text:s text:c="18"/></text:span><text:span text:style-name="T143"><text:s text:c="12"/></text:span></text:p>
      <text:p text:style-name="P144">12.В каких случаях редактор вставляет в формулу символ?</text:p>
      <text:p text:style-name="P145">Редактор вставляет в формулу символ в спорных ситуациях, при наличии ошибок в наборе и непарных фигурных скобок.</text:p>
      <text:p text:style-name="P146"/>
      <text:p text:style-name="P147">13.Какие три способа набора существуют в редакторе формул OpenOffice.org?</text:p>
      <text:p text:style-name="P148">1.Набор формул с помощью контекстного меню</text:p>
      <text:p text:style-name="P149">2.Набор формул с клавиатуры</text:p>
      <text:p text:style-name="P150">3.Набор формул с помощью панелей</text:p>
      <text:p text:style-name="P151">14.Как выровнять часть формулы по центру?</text:p>
      <text:p text:style-name="P152"><text:span text:style-name="T153">В категории<text:s/></text:span><text:span text:style-name="T154">«форматы»</text:span><text:span text:style-name="T155"><text:s/>следует нажать кнопку<text:s/></text:span><text:span text:style-name="T156">«по центру».</text:span></text:p>
      <text:p text:style-name="P157">15.Как изменить размер формулы в текстовом файле?</text:p>
      <text:p text:style-name="P158"><text:span text:style-name="T159">За</text:span><text:span text:style-name="T160">пустить редактор формул и выбрать<text:s/></text:span><text:span text:style-name="T161">Формат &gt; Кегль</text:span><text:span text:style-name="T162"><text:s/>и выставить больший размер шрифта в поле «Основной размер».</text:span></text:p>
      <text:p text:style-name="P163">16.Как увеличить размер индексов в формуле?</text:p>
      <text:p text:style-name="P164"><text:span text:style-name="T165">Запустить редактор формул и выбрать<text:s/></text:span><text:span text:style-name="T166">Формат &gt; Кегль</text:span><text:span text:style-name="T167"><text:s/>и выставить больший размер шрифта в поле<text:s/></text:span><text:span text:style-name="T168">«Индексы».</text:span></text:p>
      <text:p text:style-name="P169">17.Как набрать одиночную скобку слева для системы уравнений?</text:p>
      <text:p text:style-name="P170"><text:span text:style-name="T171">Вместо второй скобки следует ввести ключевое слово<text:s/></text:span><text:span text:style-name="T172">«</text:span><text:span text:style-name="T173">none</text:span><text:span text:style-name="T174">»</text:span><text:span text:style-name="T175">.</text:span></text:p>
      <text:p text:style-name="P176">18.Каким знаком разделяются строки в шаблоне вектора?</text:p>
      <text:p text:style-name="P177"><text:span text:style-name="T178">Знаком<text:s/></text:span><text:span text:style-name="T179">решетки</text:span><text:span text:style-name="T180"><text:s/>(#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Standard" style:next-style-name="Textbody" style:default-outline-level="2">
      <style:paragraph-properties fo:margin-top="0.0194in" fo:margin-bottom="0.01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Абзацсписка" style:display-name="Абзац списка" style:family="paragraph" style:parent-style-name="Обычный">
      <style:paragraph-properties fo:widows="2" fo:orphans="2" style:vertical-align="auto" fo:margin-bottom="0.1111in" fo:line-height="104%" fo:margin-left="0.5in">
        <style:tab-stops/>
      </style:paragraph-properties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 fo:hyphenate="false"/>
    </style:style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list-style style:name="WWNum2" style:display-name="WWNum2">
      <text:list-level-style-number text:level="1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format="1" text:display-levels="4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format="1" text:display-levels="7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Denis</meta:initial-creator>
    <dc:creator>Антон</dc:creator>
    <meta:creation-date>2020-10-29T17:08:00Z</meta:creation-date>
    <dc:date>2020-10-29T17:11:00Z</dc:date>
    <meta:template xlink:href="Normal.dotm" xlink:type="simple"/>
    <meta:editing-cycles>4</meta:editing-cycles>
    <meta:editing-duration>PT60S</meta:editing-duration>
    <meta:document-statistic meta:page-count="1" meta:paragraph-count="7" meta:word-count="549" meta:character-count="3672" meta:row-count="26" meta:non-whitespace-character-count="3130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sub>
        <mml:mrow>
          <mml:mi>x</mml:mi>
        </mml:mrow>
        <mml:mrow>
          <mml:mn>0</mml:mn>
        </mml:mrow>
      </mml:msub>
    </mml:mrow>
  </mml:mfenced>
  <mml:mo>=</mml:mo>
  <mml:mrow>
    <mml:mrow>
      <mml:munder>
        <mml:mrow>
          <mml:mi mathvariant="normal">lim</mml:mi>
        </mml:mrow>
        <mml:mrow>
          <mml:mo>∆</mml:mo>
          <mml:mi>x</mml:mi>
          <mml:mo>→</mml:mo>
          <mml:mn>0</mml:mn>
        </mml:mrow>
      </mml:munder>
    </mml:mrow>
    <mml:mo>⁡</mml:mo>
    <mml:mrow>
      <mml:mfrac>
        <mml:mrow>
          <mml:mi>f</mml:mi>
          <mml:mfenced separators="|">
            <mml:mrow>
              <mml:msub>
                <mml:mrow>
                  <mml:mi>x</mml:mi>
                </mml:mrow>
                <mml:mrow>
                  <mml:mn>0</mml:mn>
                </mml:mrow>
              </mml:msub>
              <mml:mo>+</mml:mo>
              <mml:mo>∆</mml:mo>
              <mml:mi>x</mml:mi>
            </mml:mrow>
          </mml:mfenced>
          <mml:mo>-</mml:mo>
          <mml:mi>f</mml:mi>
          <mml:mo>(</mml:mo>
          <mml:msub>
            <mml:mrow>
              <mml:mi>x</mml:mi>
            </mml:mrow>
            <mml:mrow>
              <mml:mn>0</mml:mn>
            </mml:mrow>
          </mml:msub>
          <mml:mo>)</mml:mo>
        </mml:mrow>
        <mml:mrow>
          <mml:mo>∆</mml:mo>
          <mml:mi>x</mml:mi>
        </mml:mrow>
      </mml:mfrac>
      <mml:mo>,</mml:mo>
    </mml:mrow>
  </mml:mrow>
</mml:math>
</file>

<file path=Object 2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sub>
        <mml:mrow>
          <mml:mi>x</mml:mi>
        </mml:mrow>
        <mml:mrow>
          <mml:mn>0</mml:mn>
        </mml:mrow>
      </mml:msub>
    </mml:mrow>
  </mml:mfenced>
  <mml:mo>=</mml:mo>
  <mml:mrow>
    <mml:mrow>
      <mml:munder>
        <mml:mrow>
          <mml:mi mathvariant="normal">lim</mml:mi>
        </mml:mrow>
        <mml:mrow>
          <mml:mi>x</mml:mi>
          <mml:mo>→</mml:mo>
          <mml:msub>
            <mml:mrow>
              <mml:mi>x</mml:mi>
            </mml:mrow>
            <mml:mrow>
              <mml:mn>0</mml:mn>
            </mml:mrow>
          </mml:msub>
        </mml:mrow>
      </mml:munder>
    </mml:mrow>
    <mml:mo>⁡</mml:mo>
    <mml:mrow>
      <mml:mfrac>
        <mml:mrow>
          <mml:mi>f</mml:mi>
          <mml:mfenced separators="|">
            <mml:mrow>
              <mml:mi>x</mml:mi>
            </mml:mrow>
          </mml:mfenced>
          <mml:mo>-</mml:mo>
          <mml:mi>f</mml:mi>
          <mml:mo>(</mml:mo>
          <mml:msub>
            <mml:mrow>
              <mml:mi>x</mml:mi>
            </mml:mrow>
            <mml:mrow>
              <mml:mn>0</mml:mn>
            </mml:mrow>
          </mml:msub>
          <mml:mo>)</mml:mo>
        </mml:mrow>
        <mml:mrow>
          <mml:mi>x</mml:mi>
          <mml:mo>-</mml:mo>
          <mml:msub>
            <mml:mrow>
              <mml:mi>x</mml:mi>
            </mml:mrow>
            <mml:mrow>
              <mml:mn>0</mml:mn>
            </mml:mrow>
          </mml:msub>
        </mml:mrow>
      </mml:mfrac>
      <mml:mo>,</mml:mo>
    </mml:mrow>
  </mml:mrow>
</mml:math>
</file>

<file path=Object 3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x</mml:mi>
    </mml:mrow>
  </mml:mfenced>
  <mml:mo>=</mml:mo>
  <mml:mrow>
    <mml:mrow>
      <mml:munder>
        <mml:mrow>
          <mml:mi mathvariant="normal">lim</mml:mi>
        </mml:mrow>
        <mml:mrow>
          <mml:mi>h</mml:mi>
          <mml:mo>→</mml:mo>
          <mml:mn>0</mml:mn>
        </mml:mrow>
      </mml:munder>
    </mml:mrow>
    <mml:mo>⁡</mml:mo>
    <mml:mrow>
      <mml:mfrac>
        <mml:mrow>
          <mml:mi>f</mml:mi>
          <mml:mfenced separators="|">
            <mml:mrow>
              <mml:mi>x</mml:mi>
              <mml:mo>+</mml:mo>
              <mml:mi>h</mml:mi>
            </mml:mrow>
          </mml:mfenced>
          <mml:mo>-</mml:mo>
          <mml:mi>f</mml:mi>
          <mml:mo>(</mml:mo>
          <mml:mi>x</mml:mi>
          <mml:mo>)</mml:mo>
        </mml:mrow>
        <mml:mrow>
          <mml:mi>h</mml:mi>
        </mml:mrow>
      </mml:mfrac>
      <mml:mo>,</mml:mo>
    </mml:mrow>
  </mml:mrow>
</mml:math>
</file>

<file path=Object 4/content.xml><?xml version="1.0" encoding="utf-8"?>
<mml:math xmlns:mml="http://www.w3.org/1998/Math/MathML" xmlns:m="http://schemas.openxmlformats.org/officeDocument/2006/math">
  <mml:mfenced open="[" close="]" separators="|">
    <mml:mrow>
      <mml:mtable>
        <mml:mtr>
          <mml:mtd>
            <mml:msub>
              <mml:mrow>
                <mml:mi>a</mml:mi>
              </mml:mrow>
              <mml:mrow>
                <mml:mn>11</mml:mn>
              </mml:mrow>
            </mml:msub>
          </mml:mtd>
          <mml:mtd>
            <mml:msub>
              <mml:mrow>
                <mml:mi>a</mml:mi>
              </mml:mrow>
              <mml:mrow>
                <mml:mn>12</mml:mn>
              </mml:mrow>
            </mml:msub>
          </mml:mtd>
          <mml:mtd>
            <mml:mo>…</mml:mo>
          </mml:mtd>
          <mml:mtd>
            <mml:msub>
              <mml:mrow>
                <mml:mi>a</mml:mi>
              </mml:mrow>
              <mml:mrow>
                <mml:mn>1</mml:mn>
                <mml:mi>n</mml:mi>
              </mml:mrow>
            </mml:msub>
          </mml:mtd>
        </mml:mtr>
        <mml:mtr>
          <mml:mtd>
            <mml:mn>0</mml:mn>
          </mml:mtd>
          <mml:mtd>
            <mml:msub>
              <mml:mrow>
                <mml:mi>a</mml:mi>
              </mml:mrow>
              <mml:mrow>
                <mml:mn>22</mml:mn>
              </mml:mrow>
            </mml:msub>
          </mml:mtd>
          <mml:mtd>
            <mml:mo>…</mml:mo>
          </mml:mtd>
          <mml:mtd>
            <mml:msub>
              <mml:mrow>
                <mml:mi>a</mml:mi>
              </mml:mrow>
              <mml:mrow>
                <mml:mn>2</mml:mn>
                <mml:mi>n</mml:mi>
              </mml:mrow>
            </mml:msub>
          </mml:mtd>
        </mml:mtr>
        <mml:mtr>
          <mml:mtd>
            <mml:mo>…</mml:mo>
          </mml:mtd>
          <mml:mtd>
            <mml:mo>…</mml:mo>
          </mml:mtd>
          <mml:mtd>
            <mml:mo>…</mml:mo>
          </mml:mtd>
          <mml:mtd>
            <mml:mo>…</mml:mo>
          </mml:mtd>
        </mml:mtr>
        <mml:mtr>
          <mml:mtd>
            <mml:mn>0</mml:mn>
          </mml:mtd>
          <mml:mtd>
            <mml:mn>0</mml:mn>
          </mml:mtd>
          <mml:mtd>
            <mml:mo>.</mml:mo>
            <mml:mo>.</mml:mo>
            <mml:mo>.</mml:mo>
          </mml:mtd>
          <mml:mtd>
            <mml:msub>
              <mml:mrow>
                <mml:mi>a</mml:mi>
              </mml:mrow>
              <mml:mrow>
                <mml:mi>m</mml:mi>
                <mml:mi>n</mml:mi>
              </mml:mrow>
            </mml:msub>
          </mml:mtd>
        </mml:mtr>
      </mml:mtable>
    </mml:mrow>
  </mml:mfenced>
</mml:math>
</file>

<file path=Object 5/content.xml><?xml version="1.0" encoding="utf-8"?>
<mml:math xmlns:mml="http://www.w3.org/1998/Math/MathML" xmlns:m="http://schemas.openxmlformats.org/officeDocument/2006/math">
  <mml:mfenced open="[" close="]" separators="|">
    <mml:mrow>
      <mml:mtable>
        <mml:mtr>
          <mml:mtd>
            <mml:msub>
              <mml:mrow>
                <mml:mi>a</mml:mi>
              </mml:mrow>
              <mml:mrow>
                <mml:mn>11</mml:mn>
              </mml:mrow>
            </mml:msub>
          </mml:mtd>
          <mml:mtd>
            <mml:mn>0</mml:mn>
          </mml:mtd>
          <mml:mtd>
            <mml:mo>…</mml:mo>
          </mml:mtd>
          <mml:mtd>
            <mml:mn>0</mml:mn>
          </mml:mtd>
        </mml:mtr>
        <mml:mtr>
          <mml:mtd>
            <mml:msub>
              <mml:mrow>
                <mml:mi>a</mml:mi>
              </mml:mrow>
              <mml:mrow>
                <mml:mn>21</mml:mn>
              </mml:mrow>
            </mml:msub>
          </mml:mtd>
          <mml:mtd>
            <mml:msub>
              <mml:mrow>
                <mml:mi>a</mml:mi>
              </mml:mrow>
              <mml:mrow>
                <mml:mn>22</mml:mn>
              </mml:mrow>
            </mml:msub>
          </mml:mtd>
          <mml:mtd>
            <mml:mo>…</mml:mo>
          </mml:mtd>
          <mml:mtd>
            <mml:mn>0</mml:mn>
          </mml:mtd>
        </mml:mtr>
        <mml:mtr>
          <mml:mtd>
            <mml:mo>…</mml:mo>
          </mml:mtd>
          <mml:mtd>
            <mml:mo>…</mml:mo>
          </mml:mtd>
          <mml:mtd>
            <mml:mo>…</mml:mo>
          </mml:mtd>
          <mml:mtd>
            <mml:mo>…</mml:mo>
          </mml:mtd>
        </mml:mtr>
        <mml:mtr>
          <mml:mtd>
            <mml:msub>
              <mml:mrow>
                <mml:mi>a</mml:mi>
              </mml:mrow>
              <mml:mrow>
                <mml:mi>m</mml:mi>
                <mml:mn>1</mml:mn>
              </mml:mrow>
            </mml:msub>
          </mml:mtd>
          <mml:mtd>
            <mml:msub>
              <mml:mrow>
                <mml:mi>a</mml:mi>
              </mml:mrow>
              <mml:mrow>
                <mml:mi>m</mml:mi>
                <mml:mn>2</mml:mn>
              </mml:mrow>
            </mml:msub>
          </mml:mtd>
          <mml:mtd>
            <mml:mo>…</mml:mo>
          </mml:mtd>
          <mml:mtd>
            <mml:msub>
              <mml:mrow>
                <mml:mi>a</mml:mi>
              </mml:mrow>
              <mml:mrow>
                <mml:mi>m</mml:mi>
                <mml:mi>n</mml:mi>
              </mml:mrow>
            </mml:msub>
          </mml:mtd>
        </mml:mtr>
      </mml:mtable>
    </mml:mrow>
  </mml:mfenced>
</mml:math>
</file>

<file path=Object 6/content.xml><?xml version="1.0" encoding="utf-8"?>
<mml:math xmlns:mml="http://www.w3.org/1998/Math/MathML" xmlns:m="http://schemas.openxmlformats.org/officeDocument/2006/math">
  <mml:mi>E</mml:mi>
  <mml:mo>=</mml:mo>
  <mml:mfenced open="[" close="]" separators="|">
    <mml:mrow>
      <mml:mtable>
        <mml:mtr>
          <mml:mtd>
            <mml:mn>1</mml:mn>
          </mml:mtd>
          <mml:mtd>
            <mml:mn>0</mml:mn>
          </mml:mtd>
          <mml:mtd>
            <mml:mo>…</mml:mo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  <mml:mtd>
            <mml:mo>…</mml:mo>
          </mml:mtd>
          <mml:mtd>
            <mml:mn>0</mml:mn>
          </mml:mtd>
        </mml:mtr>
        <mml:mtr>
          <mml:mtd>
            <mml:mo>…</mml:mo>
          </mml:mtd>
          <mml:mtd>
            <mml:mo>…</mml:mo>
          </mml:mtd>
          <mml:mtd>
            <mml:mo>…</mml:mo>
          </mml:mtd>
          <mml:mtd>
            <mml:mo>…</mml:mo>
          </mml:mtd>
        </mml:mtr>
        <mml:mtr>
          <mml:mtd>
            <mml:mn>0</mml:mn>
          </mml:mtd>
          <mml:mtd>
            <mml:mn>0</mml:mn>
          </mml:mtd>
          <mml:mtd>
            <mml:mo>…</mml:mo>
          </mml:mtd>
          <mml:mtd>
            <mml:mn>1</mml:mn>
          </mml:mtd>
        </mml:mtr>
      </mml:mtable>
    </mml:mrow>
  </mml:mfenced>
</mml:math>
</file>

<file path=Object 7/content.xml><?xml version="1.0" encoding="utf-8"?>
<mml:math xmlns:mml="http://www.w3.org/1998/Math/MathML" xmlns:m="http://schemas.openxmlformats.org/officeDocument/2006/math">
  <mml:mo>∫</mml:mo>
  <mml:msup>
    <mml:mrow>
      <mml:mo>(</mml:mo>
      <mml:mi>a</mml:mi>
      <mml:mi>x</mml:mi>
      <mml:mo>+</mml:mo>
      <mml:mi>b</mml:mi>
      <mml:mo>)</mml:mo>
    </mml:mrow>
    <mml:mrow>
      <mml:mi>n</mml:mi>
    </mml:mrow>
  </mml:msup>
  <mml:mi>d</mml:mi>
  <mml:mi>x</mml:mi>
  <mml:mo>=</mml:mo>
  <mml:mfrac>
    <mml:mrow>
      <mml:msup>
        <mml:mrow>
          <mml:mo>(</mml:mo>
          <mml:mi>a</mml:mi>
          <mml:mi>x</mml:mi>
          <mml:mo>+</mml:mo>
          <mml:mi>b</mml:mi>
          <mml:mo>)</mml:mo>
        </mml:mrow>
        <mml:mrow>
          <mml:mi>n</mml:mi>
          <mml:mo>+</mml:mo>
          <mml:mn>1</mml:mn>
        </mml:mrow>
      </mml:msup>
    </mml:mrow>
    <mml:mrow>
      <mml:mi>a</mml:mi>
      <mml:mo>(</mml:mo>
      <mml:mi>n</mml:mi>
      <mml:mo>+</mml:mo>
      <mml:mn>1</mml:mn>
      <mml:mo>)</mml:mo>
    </mml:mrow>
  </mml:mfrac>
  <mml:mo>,</mml:mo>
  <mml:mi> </mml:mi>
  <mml:mi>n</mml:mi>
  <mml:mo>∈</mml:mo>
  <mml:mi>Z</mml:mi>
  <mml:mo>,</mml:mo>
  <mml:mi> </mml:mi>
  <mml:mi>n</mml:mi>
  <mml:mo>≠</mml:mo>
  <mml:mo>-</mml:mo>
  <mml:mn>1</mml:mn>
  <mml:mo>,</mml:mo>
  <mml:mi> </mml:mi>
  <mml:mi>a</mml:mi>
  <mml:mo>≠</mml:mo>
  <mml:mn>0</mml:mn>
  <mml:mo>.</mml:mo>
</mml:math>
</file>

<file path=Object 8/content.xml><?xml version="1.0" encoding="utf-8"?>
<mml:math xmlns:mml="http://www.w3.org/1998/Math/MathML" xmlns:m="http://schemas.openxmlformats.org/officeDocument/2006/math">
  <mml:msubsup>
    <mml:mrow>
      <mml:mi>C</mml:mi>
    </mml:mrow>
    <mml:mrow>
      <mml:mi>n</mml:mi>
    </mml:mrow>
    <mml:mrow>
      <mml:mi>m</mml:mi>
    </mml:mrow>
  </mml:msubsup>
  <mml:mo>=</mml:mo>
  <mml:mfrac>
    <mml:mrow>
      <mml:mi>n</mml:mi>
      <mml:mfenced separators="|">
        <mml:mrow>
          <mml:mi>n</mml:mi>
          <mml:mo>-</mml:mo>
          <mml:mn>1</mml:mn>
        </mml:mrow>
      </mml:mfenced>
      <mml:mo>∙</mml:mo>
      <mml:mo>∙</mml:mo>
      <mml:mo>∙</mml:mo>
      <mml:mo>(</mml:mo>
      <mml:mi>n</mml:mi>
      <mml:mo>-</mml:mo>
      <mml:mi>m</mml:mi>
      <mml:mo>+</mml:mo>
      <mml:mn>1</mml:mn>
      <mml:mo>)</mml:mo>
    </mml:mrow>
    <mml:mrow>
      <mml:mi>m</mml:mi>
      <mml:mo>‼</mml:mo>
    </mml:mrow>
  </mml:mfrac>
  <mml:mo>=</mml:mo>
  <mml:mfrac>
    <mml:mrow>
      <mml:mi>n</mml:mi>
      <mml:mfenced separators="|">
        <mml:mrow>
          <mml:mi>n</mml:mi>
          <mml:mo>-</mml:mo>
          <mml:mn>1</mml:mn>
        </mml:mrow>
      </mml:mfenced>
      <mml:mo>∙</mml:mo>
      <mml:mo>∙</mml:mo>
      <mml:mo>∙</mml:mo>
      <mml:mo>(</mml:mo>
      <mml:mi>n</mml:mi>
      <mml:mo>-</mml:mo>
      <mml:mi>m</mml:mi>
      <mml:mo>+</mml:mo>
      <mml:mn>1</mml:mn>
      <mml:mo>)</mml:mo>
    </mml:mrow>
    <mml:mrow>
      <mml:mn>1</mml:mn>
      <mml:mo>∙</mml:mo>
      <mml:mn>2</mml:mn>
      <mml:mo>∙</mml:mo>
      <mml:mn>3</mml:mn>
      <mml:mo>∙</mml:mo>
      <mml:mo>∙</mml:mo>
      <mml:mo>∙</mml:mo>
      <mml:mi>m</mml:mi>
    </mml:mrow>
  </mml:mfrac>
  <mml:mo>.</mml:mo>
</mml:math>
</file>